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8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ccffff" draw:textarea-horizontal-align="left" draw:textarea-vertical-align="bottom" draw:auto-grow-height="false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ff0000"/>
    </style:style>
    <style:style style:name="P4" style:family="paragraph">
      <style:paragraph-properties fo:text-align="center"/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custom-shape draw:style-name="gr1" draw:text-style-name="P1" draw:id="id1" draw:layer="layout" svg:width="5cm" svg:height="1.5cm" svg:x="5.8cm" svg:y="2.4cm">
          <text:p text:style-name="P1"><text:span text:style-name="T1">Implementaçã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5cm" svg:height="1.5cm" svg:x="14.7cm" svg:y="2.4cm">
          <text:p text:style-name="P1">Teste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-0.3cm" svg:x1="8.3cm" svg:y1="2.4cm" svg:x2="17.2cm" svg:y2="2.4cm" draw:start-shape="id1" draw:start-glue-point="0" draw:end-shape="id2" draw:end-glue-point="0">
          <text:p/>
        </draw:connector>
        <draw:connector draw:style-name="gr3" draw:text-style-name="P2" draw:layer="layout" draw:line-skew="1cm" svg:x1="17.2cm" svg:y1="3.9cm" svg:x2="8.3cm" svg:y2="3.9cm" draw:start-shape="id2" draw:start-glue-point="2" draw:end-shape="id1" draw:end-glue-point="2">
          <text:p/>
        </draw:connector>
        <draw:custom-shape draw:style-name="gr2" draw:text-style-name="P2" draw:id="id3" draw:layer="layout" svg:width="3.5cm" svg:height="1.5cm" svg:x="11.05cm" svg:y="4.5cm">
          <text:p text:style-name="P1">Análi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7cm" svg:height="4.2cm" svg:x="4.5cm" svg:y="7.3cm">
          <text:p text:style-name="P1">Lista de desenvolvedores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4cm" svg:height="1.7cm" svg:x="10.8cm" svg:y="8.6cm">
          <text:p text:style-name="P1">Discussão de</text:p>
          <text:p text:style-name="P1"><text:s/>problemas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4cm" svg:height="1.7cm" svg:x="5cm" svg:y="8.6cm">
          <text:p text:style-name="P1"/>
          <text:p text:style-name="P1">Submissão </text:p>
          <text:p text:style-name="P1">do Patch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8cm" svg:y1="6cm" svg:x2="7cm" svg:y2="8.6cm" draw:start-shape="id3" draw:end-shape="id4" draw:end-glue-point="0">
          <text:p/>
        </draw:connector>
        <draw:connector draw:style-name="gr5" draw:text-style-name="P2" draw:layer="layout" svg:x1="12.8cm" svg:y1="6cm" svg:x2="12.8cm" svg:y2="8.6cm" draw:start-shape="id3" draw:start-glue-point="2" draw:end-shape="id5" draw:end-glue-point="0">
          <text:p/>
        </draw:connector>
        <draw:connector draw:style-name="gr3" draw:text-style-name="P2" draw:layer="layout" draw:type="line" svg:x1="9cm" svg:y1="9.45cm" svg:x2="10.8cm" svg:y2="9.45cm" draw:start-shape="id4" draw:end-shape="id5">
          <text:p/>
        </draw:connector>
        <draw:custom-shape draw:style-name="gr2" draw:text-style-name="P2" draw:id="id7" draw:layer="layout" svg:width="5cm" svg:height="1.5cm" svg:x="5.8cm" svg:y="13.7cm">
          <text:p text:style-name="P1">Implementação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5cm" svg:height="1.5cm" svg:x="14.7cm" svg:y="13.7cm">
          <text:p text:style-name="P1"><text:span text:style-name="T1">Testes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1cm" svg:x1="17.2cm" svg:y1="15.2cm" svg:x2="8.3cm" svg:y2="15.2cm" draw:start-shape="id6" draw:start-glue-point="2" draw:end-shape="id7" draw:end-glue-point="2">
          <text:p/>
        </draw:connector>
        <draw:custom-shape draw:style-name="gr2" draw:text-style-name="P2" draw:id="id8" draw:layer="layout" svg:width="3.5cm" svg:height="1.5cm" svg:x="11.05cm" svg:y="15.8cm">
          <text:p text:style-name="P1">Análi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7cm" svg:height="4.2cm" svg:x="4.5cm" svg:y="18.6cm">
          <text:p text:style-name="P1">Lista de desenvolvedores</text:p>
          <draw:enhanced-geometry svg:viewBox="0 0 21600 21600" draw:type="rectangle" draw:enhanced-path="M 0 0 L 21600 0 21600 21600 0 21600 0 0 Z N"/>
        </draw:custom-shape>
        <draw:custom-shape draw:style-name="gr2" draw:text-style-name="P2" draw:id="id10" draw:layer="layout" svg:width="4cm" svg:height="1.7cm" svg:x="10.8cm" svg:y="19.9cm">
          <text:p text:style-name="P1">Discussão de</text:p>
          <text:p text:style-name="P1"><text:s/>problemas</text:p>
          <draw:enhanced-geometry svg:viewBox="0 0 21600 21600" draw:type="rectangle" draw:enhanced-path="M 0 0 L 21600 0 21600 21600 0 21600 0 0 Z N"/>
        </draw:custom-shape>
        <draw:custom-shape draw:style-name="gr2" draw:text-style-name="P1" draw:id="id9" draw:layer="layout" svg:width="4cm" svg:height="1.7cm" svg:x="5cm" svg:y="19.9cm">
          <text:p text:style-name="P1"/>
          <text:p text:style-name="P1">Submissão </text:p>
          <text:p text:style-name="P1">do Patch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8cm" svg:y1="17.3cm" svg:x2="7cm" svg:y2="19.9cm" draw:start-shape="id8" draw:end-shape="id9" draw:end-glue-point="0">
          <text:p/>
        </draw:connector>
        <draw:connector draw:style-name="gr5" draw:text-style-name="P2" draw:layer="layout" svg:x1="12.8cm" svg:y1="17.3cm" svg:x2="12.8cm" svg:y2="19.9cm" draw:start-shape="id8" draw:start-glue-point="2" draw:end-shape="id10" draw:end-glue-point="0">
          <text:p/>
        </draw:connector>
        <draw:connector draw:style-name="gr3" draw:text-style-name="P2" draw:layer="layout" draw:type="line" svg:x1="9cm" svg:y1="20.75cm" svg:x2="10.8cm" svg:y2="20.75cm" draw:start-shape="id9" draw:end-shape="id10">
          <text:p/>
        </draw:connector>
        <draw:connector draw:style-name="gr3" draw:text-style-name="P2" draw:layer="layout" draw:line-skew="-0.3cm" svg:x1="8.3cm" svg:y1="13.7cm" svg:x2="17.2cm" svg:y2="13.7cm">
          <text:p/>
        </draw:connector>
      </draw:page>
      <draw:page draw:name="page2" draw:style-name="dp1" draw:master-page-name="Padrão">
        <office:forms form:automatic-focus="false" form:apply-design-mode="false"/>
        <draw:custom-shape draw:style-name="gr2" draw:text-style-name="P2" draw:id="id12" draw:layer="layout" svg:width="5cm" svg:height="1.5cm" svg:x="5.8cm" svg:y="2.4cm">
          <text:p text:style-name="P1">Implementação</text:p>
          <draw:enhanced-geometry svg:viewBox="0 0 21600 21600" draw:type="rectangle" draw:enhanced-path="M 0 0 L 21600 0 21600 21600 0 21600 0 0 Z N"/>
        </draw:custom-shape>
        <draw:custom-shape draw:style-name="gr2" draw:text-style-name="P2" draw:id="id11" draw:layer="layout" svg:width="5cm" svg:height="1.5cm" svg:x="14.7cm" svg:y="2.4cm">
          <text:p text:style-name="P1">Teste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1cm" svg:x1="17.2cm" svg:y1="3.9cm" svg:x2="8.3cm" svg:y2="3.9cm" draw:start-shape="id11" draw:start-glue-point="2" draw:end-shape="id12" draw:end-glue-point="2">
          <text:p/>
        </draw:connector>
        <draw:custom-shape draw:style-name="gr2" draw:text-style-name="P4" draw:id="id13" draw:layer="layout" svg:width="3.5cm" svg:height="1.5cm" svg:x="11.05cm" svg:y="4.5cm">
          <text:p text:style-name="P3"><text:span text:style-name="T1">Anális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7cm" svg:height="4.2cm" svg:x="4.5cm" svg:y="7.3cm">
          <text:p text:style-name="P1">Lista de desenvolvedores</text:p>
          <draw:enhanced-geometry svg:viewBox="0 0 21600 21600" draw:type="rectangle" draw:enhanced-path="M 0 0 L 21600 0 21600 21600 0 21600 0 0 Z N"/>
        </draw:custom-shape>
        <draw:custom-shape draw:style-name="gr2" draw:text-style-name="P2" draw:id="id15" draw:layer="layout" svg:width="4cm" svg:height="1.7cm" svg:x="10.8cm" svg:y="8.6cm">
          <text:p text:style-name="P1">Discussão de</text:p>
          <text:p text:style-name="P1"><text:s/>problemas</text:p>
          <draw:enhanced-geometry svg:viewBox="0 0 21600 21600" draw:type="rectangle" draw:enhanced-path="M 0 0 L 21600 0 21600 21600 0 21600 0 0 Z N"/>
        </draw:custom-shape>
        <draw:custom-shape draw:style-name="gr2" draw:text-style-name="P1" draw:id="id14" draw:layer="layout" svg:width="4cm" svg:height="1.7cm" svg:x="5cm" svg:y="8.6cm">
          <text:p text:style-name="P1"/>
          <text:p text:style-name="P1">Submissão </text:p>
          <text:p text:style-name="P1">do Patch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8cm" svg:y1="6cm" svg:x2="7cm" svg:y2="8.6cm" draw:start-shape="id13" draw:end-shape="id14" draw:end-glue-point="0">
          <text:p/>
        </draw:connector>
        <draw:connector draw:style-name="gr5" draw:text-style-name="P2" draw:layer="layout" svg:x1="12.8cm" svg:y1="6cm" svg:x2="12.8cm" svg:y2="8.6cm" draw:start-shape="id13" draw:start-glue-point="2" draw:end-shape="id15" draw:end-glue-point="0">
          <text:p/>
        </draw:connector>
        <draw:connector draw:style-name="gr3" draw:text-style-name="P2" draw:layer="layout" draw:type="line" svg:x1="9cm" svg:y1="9.45cm" svg:x2="10.8cm" svg:y2="9.45cm" draw:start-shape="id14" draw:end-shape="id15">
          <text:p/>
        </draw:connector>
        <draw:custom-shape draw:style-name="gr2" draw:text-style-name="P2" draw:id="id17" draw:layer="layout" svg:width="5cm" svg:height="1.5cm" svg:x="5.8cm" svg:y="14.2cm">
          <text:p text:style-name="P1">Implementação</text:p>
          <draw:enhanced-geometry svg:viewBox="0 0 21600 21600" draw:type="rectangle" draw:enhanced-path="M 0 0 L 21600 0 21600 21600 0 21600 0 0 Z N"/>
        </draw:custom-shape>
        <draw:custom-shape draw:style-name="gr2" draw:text-style-name="P2" draw:id="id16" draw:layer="layout" svg:width="5cm" svg:height="1.5cm" svg:x="14.7cm" svg:y="14.2cm">
          <text:p text:style-name="P1">Teste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1cm" svg:x1="17.2cm" svg:y1="15.7cm" svg:x2="8.3cm" svg:y2="15.7cm" draw:start-shape="id16" draw:start-glue-point="2" draw:end-shape="id17" draw:end-glue-point="2">
          <text:p/>
        </draw:connector>
        <draw:custom-shape draw:style-name="gr2" draw:text-style-name="P2" draw:id="id18" draw:layer="layout" svg:width="3.5cm" svg:height="1.5cm" svg:x="11.05cm" svg:y="16.3cm">
          <text:p text:style-name="P1">Análi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7cm" svg:height="4.2cm" svg:x="4.5cm" svg:y="19.1cm">
          <text:p text:style-name="P1">Lista de desenvolvedores</text:p>
          <draw:enhanced-geometry svg:viewBox="0 0 21600 21600" draw:type="rectangle" draw:enhanced-path="M 0 0 L 21600 0 21600 21600 0 21600 0 0 Z N"/>
        </draw:custom-shape>
        <draw:custom-shape draw:style-name="gr2" draw:text-style-name="P2" draw:id="id20" draw:layer="layout" svg:width="4cm" svg:height="1.7cm" svg:x="10.8cm" svg:y="20.4cm">
          <text:p text:style-name="P1"><text:span text:style-name="T1">Discussão</text:span> <text:span text:style-name="T1">de</text:span></text:p>
          <text:p text:style-name="P1"><text:s/><text:span text:style-name="T1">problema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9" draw:layer="layout" svg:width="4cm" svg:height="1.7cm" svg:x="5cm" svg:y="20.4cm">
          <text:p text:style-name="P1"/>
          <text:p text:style-name="P1">Submissão </text:p>
          <text:p text:style-name="P1">do Patch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8cm" svg:y1="17.8cm" svg:x2="7cm" svg:y2="20.4cm" draw:start-shape="id18" draw:end-shape="id19" draw:end-glue-point="0">
          <text:p/>
        </draw:connector>
        <draw:connector draw:style-name="gr5" draw:text-style-name="P2" draw:layer="layout" svg:x1="12.8cm" svg:y1="17.8cm" svg:x2="12.8cm" svg:y2="20.4cm" draw:start-shape="id18" draw:start-glue-point="2" draw:end-shape="id20" draw:end-glue-point="0">
          <text:p/>
        </draw:connector>
        <draw:connector draw:style-name="gr3" draw:text-style-name="P2" draw:layer="layout" draw:type="line" svg:x1="9cm" svg:y1="21.25cm" svg:x2="10.8cm" svg:y2="21.25cm" draw:start-shape="id19" draw:end-shape="id20">
          <text:p/>
        </draw:connector>
        <draw:connector draw:style-name="gr3" draw:text-style-name="P2" draw:layer="layout" draw:line-skew="-0.3cm" svg:x1="8.3cm" svg:y1="2.4cm" svg:x2="17.2cm" svg:y2="2.4cm">
          <text:p/>
        </draw:connector>
        <draw:connector draw:style-name="gr3" draw:text-style-name="P2" draw:layer="layout" draw:line-skew="-0.3cm" svg:x1="8.3cm" svg:y1="14.2cm" svg:x2="17.2cm" svg:y2="14.2cm">
          <text:p/>
        </draw:connector>
      </draw:page>
      <draw:page draw:name="page3" draw:style-name="dp1" draw:master-page-name="Padrão">
        <office:forms form:automatic-focus="false" form:apply-design-mode="false"/>
        <draw:custom-shape draw:style-name="gr2" draw:text-style-name="P2" draw:id="id22" draw:layer="layout" svg:width="5cm" svg:height="1.5cm" svg:x="5.8cm" svg:y="2.4cm">
          <text:p text:style-name="P1">Implementação</text:p>
          <draw:enhanced-geometry svg:viewBox="0 0 21600 21600" draw:type="rectangle" draw:enhanced-path="M 0 0 L 21600 0 21600 21600 0 21600 0 0 Z N"/>
        </draw:custom-shape>
        <draw:custom-shape draw:style-name="gr2" draw:text-style-name="P2" draw:id="id21" draw:layer="layout" svg:width="5cm" svg:height="1.5cm" svg:x="14.7cm" svg:y="2.4cm">
          <text:p text:style-name="P1">Teste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1cm" svg:x1="17.2cm" svg:y1="3.9cm" svg:x2="8.3cm" svg:y2="3.9cm" draw:start-shape="id21" draw:start-glue-point="2" draw:end-shape="id22" draw:end-glue-point="2">
          <text:p/>
        </draw:connector>
        <draw:custom-shape draw:style-name="gr2" draw:text-style-name="P2" draw:id="id23" draw:layer="layout" svg:width="3.5cm" svg:height="1.5cm" svg:x="11.05cm" svg:y="4.5cm">
          <text:p text:style-name="P1">Análi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7cm" svg:height="4.2cm" svg:x="4.5cm" svg:y="7.3cm">
          <text:p text:style-name="P1">Lista de desenvolvedores</text:p>
          <draw:enhanced-geometry svg:viewBox="0 0 21600 21600" draw:type="rectangle" draw:enhanced-path="M 0 0 L 21600 0 21600 21600 0 21600 0 0 Z N"/>
        </draw:custom-shape>
        <draw:custom-shape draw:style-name="gr2" draw:text-style-name="P2" draw:id="id25" draw:layer="layout" svg:width="4cm" svg:height="1.7cm" svg:x="10.8cm" svg:y="8.6cm">
          <text:p text:style-name="P1">Discussão de</text:p>
          <text:p text:style-name="P1"><text:s/>problemas</text:p>
          <draw:enhanced-geometry svg:viewBox="0 0 21600 21600" draw:type="rectangle" draw:enhanced-path="M 0 0 L 21600 0 21600 21600 0 21600 0 0 Z N"/>
        </draw:custom-shape>
        <draw:custom-shape draw:style-name="gr2" draw:text-style-name="P1" draw:id="id24" draw:layer="layout" svg:width="4cm" svg:height="1.7cm" svg:x="5cm" svg:y="8.6cm">
          <text:p text:style-name="P1"/>
          <text:p text:style-name="P1"><text:span text:style-name="T1">Submissão</text:span> </text:p>
          <text:p text:style-name="P1"><text:span text:style-name="T1">do</text:span> <text:span text:style-name="T1">Patch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8cm" svg:y1="6cm" svg:x2="7cm" svg:y2="8.6cm" draw:start-shape="id23" draw:end-shape="id24" draw:end-glue-point="0">
          <text:p/>
        </draw:connector>
        <draw:connector draw:style-name="gr5" draw:text-style-name="P2" draw:layer="layout" svg:x1="12.8cm" svg:y1="6cm" svg:x2="12.8cm" svg:y2="8.6cm" draw:start-shape="id23" draw:start-glue-point="2" draw:end-shape="id25" draw:end-glue-point="0">
          <text:p/>
        </draw:connector>
        <draw:connector draw:style-name="gr3" draw:text-style-name="P2" draw:layer="layout" draw:type="line" svg:x1="9cm" svg:y1="9.45cm" svg:x2="10.8cm" svg:y2="9.45cm" draw:start-shape="id24" draw:end-shape="id25">
          <text:p/>
        </draw:connector>
        <draw:connector draw:style-name="gr3" draw:text-style-name="P2" draw:layer="layout" draw:line-skew="-0.3cm" svg:x1="8.3cm" svg:y1="2.4cm" svg:x2="17.2cm" svg:y2="2.4cm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oão Freitas</meta:initial-creator>
    <meta:creation-date>2008-02-12T17:20:53</meta:creation-date>
    <dc:creator>joaohf</dc:creator>
    <dc:date>2008-05-01T22:55:55</dc:date>
    <meta:editing-cycles>5</meta:editing-cycles>
    <meta:editing-duration>PT4H2M31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